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eaf" officeooo:paragraph-rsid="0019feaf"/>
    </style:style>
    <style:style style:name="T1" style:family="text">
      <style:text-properties officeooo:rsid="0018b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time:</text:p>
      <text:p text:style-name="P1"/>
      <text:p text:style-name="P1">ichbinadi@ichbinadi:~/Desktop/first-second$ time </text:p>
      <text:p text:style-name="P1"/>
      <text:p text:style-name="P1">real <text:s text:c="3"/>0m0,076s</text:p>
      <text:p text:style-name="P1">user <text:s text:c="3"/>0m0,048s</text:p>
      <text:p text:style-name="P1">sys <text:s text:c="4"/>0m0,029s</text:p>
      <text:p text:style-name="P1"/>
      <text:p text:style-name="P1">Second time: time </text:p>
      <text:p text:style-name="P1"/>
      <text:p text:style-name="P1">real <text:s text:c="3"/>0m0,112s</text:p>
      <text:p text:style-name="P1">user <text:s text:c="3"/>0m0,093s</text:p>
      <text:p text:style-name="P1">sys <text:s text:c="4"/>0m0,020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6:33:19.304633069</meta:creation-date>
    <dc:date>2021-03-12T17:38:51.717807244</dc:date>
    <meta:editing-duration>PT55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9" meta:character-count="174" meta:non-whitespace-character-count="142"/>
  </office:meta>
</office:document-meta>
</file>